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itle">
      <style:text-properties officeooo:rsid="0025551f" officeooo:paragraph-rsid="0025551f"/>
    </style:style>
    <style:style style:name="P3" style:family="paragraph" style:parent-style-name="Text_20_body">
      <style:paragraph-properties fo:text-align="center" style:justify-single-word="false"/>
      <style:text-properties officeooo:rsid="0025551f" officeooo:paragraph-rsid="0025551f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2570ee" officeooo:paragraph-rsid="002570e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osing the Music</text:p>
      <text:p text:style-name="P3">Music Makes a Dance Form Move</text:p>
      <text:p text:style-name="P1"/>
      <text:p text:style-name="P4">The Dance Floor is where Dancing takes place – not the music.</text:p>
      <text:p text:style-name="P4">The music is where the meter and rhythm are derived.</text:p>
      <text:p text:style-name="P4">The music of a Dance Form is the Music of the Dance.</text:p>
      <text:p text:style-name="P4">A Music is not the way of a Dance Form, and the Dance Forms that dance to it may change over time.</text:p>
      <text:p text:style-name="P4">A Music cannot make a Dance Form popular, but the Dance Form can be remembered by the Music.</text:p>
      <text:p text:style-name="P4">The Music is always chosen to be played, not chosen to be read.</text:p>
      <text:p text:style-name="P4">The Music cannot be heard if the Music is being read.</text:p>
      <text:p text:style-name="P4">The Music cannot be read if the Musicians do not read Music.</text:p>
      <text:p text:style-name="P4">The Music cannot be enjoyed if the Music being read is not being played.</text:p>
      <text:p text:style-name="P4">The Music being played is best enjoyed where the Musicians are transparent.</text:p>
      <text:p text:style-name="P4">The Music being played is best recorded where the Musicians are the only ones present.</text:p>
      <text:p text:style-name="P4">The Music being played is not a stage performance unless it is being recorded.</text:p>
      <text:p text:style-name="P4">The Music being played is not a recorded stage unless sound engineers are involved.</text:p>
      <text:p text:style-name="P4">The Music being enjoyed cannot be enjoyed by all unless they can all hear it equally.</text:p>
      <text:p text:style-name="P4">The Music being played is not be enjoyed unless all are able to enjoy it together.</text:p>
      <text:p text:style-name="P4">The Music being played has no place where a person is unless that music is not prejudiced. </text:p>
      <text:p text:style-name="P4">The Music being played by a prejudiced person is not where a person has room to enjoy Music.</text:p>
      <text:p text:style-name="P4">The Music of a place cannot be prejudiced without prejudiced people playing it is not always true.</text:p>
      <text:p text:style-name="P4">The Music of a place cannot be prejudiced without prejudiced music is always not true.</text:p>
      <text:p text:style-name="P4">The Music of a place does not allow opinions to shine is not what Music is for.</text:p>
      <text:p text:style-name="P4">The Music of a place does not allow for opinions to be formed is a terrible place for people.</text:p>
      <text:p text:style-name="P4">The Music of a person is not the music of a Dance Form does not keep people from dancing anyway.</text:p>
      <text:p text:style-name="P4">The Music of a person that cannot change the music is not the musician of the party but the party pooper.</text:p>
      <text:p text:style-name="P4">The Music of a person cannot be made to sound like the person.</text:p>
      <text:p text:style-name="P4">The Music of a person cannot be enjoyed without a person who enjoys music.</text:p>
      <text:p text:style-name="P4">The Music of a person cannot be enjoyed for dancing without a Dance Floor.</text:p>
      <text:p text:style-name="P4"><text:soft-page-break/>The Music of a person cannot be enjoyed by Dancers without a Dance Form.</text:p>
      <text:p text:style-name="P4">The Music of a person becomes the Music of a Dance Floor with Dancers dancing a Dance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5T00:32:54.031587746</dc:date>
    <meta:editing-duration>PT10M49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2" meta:paragraph-count="30" meta:word-count="436" meta:character-count="2252" meta:non-whitespace-character-count="1844"/>
  </office:meta>
</office:document-meta>
</file>